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3a24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ar1-title">
      <style:graphic-properties draw:stroke="none" draw:fill="none" draw:fill-color="#0099cc" draw:textarea-horizontal-align="justify" draw:textarea-vertical-align="bottom" draw:auto-grow-height="false" draw:auto-grow-width="false" fo:min-height="2.285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2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0.75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3" style:family="presentation" style:parent-style-name="Titular1-notes">
      <style:graphic-properties draw:fill-color="#ffffff" fo:min-height="11.429cm"/>
      <style:paragraph-properties style:writing-mode="lr-tb"/>
    </style:style>
    <style:style style:name="pr4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0.54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5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3.29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6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2.02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r7" style:family="presentation" style:parent-style-name="Titular1-subtitle">
      <style:graphic-properties draw:stroke="none" draw:fill="none" draw:fill-color="#0099cc" draw:textarea-horizontal-align="justify" draw:textarea-vertical-align="middle" draw:auto-grow-height="false" draw:auto-grow-width="false" fo:min-height="11.598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99cc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text-indent="0cm"/>
    </style:style>
    <style:style style:name="P4" style:family="paragraph">
      <loext:graphic-properties draw:fill-color="#ffffff"/>
    </style:style>
    <style:style style:name="T1" style:family="text">
      <style:text-properties fo:font-size="54pt" fo:text-shadow="none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language="en" fo:country="US" style:font-size-asian="48pt" style:language-asian="en" style:country-asian="US" style:font-size-complex="48pt" style:language-complex="en" style:country-complex="US"/>
    </style:style>
    <text:list-style style:name="L1">
      <text:list-level-style-number text:level="1" style:num-format="">
        <style:list-level-properties/>
        <style:text-properties fo:color="#ffcc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482e" fo:font-size="80%"/>
      </text:list-level-style-number>
      <text:list-level-style-bullet text:level="2" text:bullet-char="–">
        <style:list-level-properties text:space-before="1.27cm"/>
        <style:text-properties style:font-name="Times New Roman" fo:color="#bbffda" fo:font-size="9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99cc" fo:font-size="60%"/>
      </text:list-level-style-bullet>
      <text:list-level-style-bullet text:level="4" text:bullet-char="–">
        <style:list-level-properties text:space-before="3.81cm"/>
        <style:text-properties style:font-name="Times New Roman" fo:color="#bbffda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99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99cc" fo:font-size="100%"/>
      </text:list-level-style-bullet>
    </text:list-style>
  </office:automatic-styles>
  <office:body>
    <office:presentation>
      <draw:page draw:name="Famous One" draw:style-name="dp1" draw:master-page-name="Titular1" presentation:presentation-page-layout-name="AL1T0">
        <draw:frame presentation:style-name="pr1" draw:text-style-name="P2" draw:layer="layout" svg:width="22.86cm" svg:height="2.54cm" svg:x="1.058cm" svg:y="0.635cm" presentation:class="title" presentation:user-transformed="true">
          <draw:text-box>
            <text:list text:style-name="L1">
              <text:list-header>
                <text:p text:style-name="P1"><text:span text:style-name="T1">Famous One</text:span></text:p>
              </text:list-header>
            </text:list>
          </draw:text-box>
        </draw:frame>
        <draw:frame presentation:style-name="pr2" draw:text-style-name="P2" draw:layer="layout" svg:width="23.495cm" svg:height="11.006cm" svg:x="1.057cm" svg:y="4.657cm" presentation:class="subtitle" presentation:user-transformed="true">
          <draw:text-box>
            <text:list text:style-name="L2">
              <text:list-header>
                <text:p text:style-name="P3"><text:span text:style-name="T2">You are the Lord</text:span></text:p>
                <text:p text:style-name="P3"><text:span text:style-name="T2">The famous one</text:span></text:p>
                <text:p text:style-name="P3"><text:span text:style-name="T2">The famous one</text:span></text:p>
                <text:p text:style-name="P3"><text:span text:style-name="T2">Great is your name</text:span></text:p>
                <text:p text:style-name="P3"><text:span text:style-name="T2">In all the Eart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Titular1" presentation:presentation-page-layout-name="AL1T0">
        <draw:frame presentation:style-name="pr4" draw:text-style-name="P2" draw:layer="layout" svg:width="21.378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You are the Lord</text:span></text:p>
                <text:p text:style-name="P3"><text:span text:style-name="T2">The famous one</text:span></text:p>
                <text:p text:style-name="P3"><text:span text:style-name="T2">The famous one</text:span></text:p>
                <text:p text:style-name="P3"><text:span text:style-name="T2">Great is your fame</text:span></text:p>
                <text:p text:style-name="P3"><text:span text:style-name="T2">beyond the Eart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3" draw:style-name="dp1" draw:master-page-name="Titular1" presentation:presentation-page-layout-name="AL1T0">
        <draw:frame presentation:style-name="pr5" draw:text-style-name="P2" draw:layer="layout" svg:width="23.495cm" svg:height="13.546cm" svg:x="1.057cm" svg:y="2.117cm" presentation:class="subtitle" presentation:user-transformed="true">
          <draw:text-box>
            <text:list text:style-name="L2">
              <text:list-header>
                <text:p text:style-name="P3"><text:span text:style-name="T2">You are the Lord</text:span></text:p>
                <text:p text:style-name="P3"><text:span text:style-name="T2">The famous one</text:span></text:p>
                <text:p text:style-name="P3"><text:span text:style-name="T2">The famous one</text:span></text:p>
                <text:p text:style-name="P3"><text:span text:style-name="T2">Great is your name</text:span></text:p>
                <text:p text:style-name="P3"><text:span text:style-name="T2">In all the Eart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4" draw:style-name="dp1" draw:master-page-name="Titular1" presentation:presentation-page-layout-name="AL1T0">
        <draw:frame presentation:style-name="pr4" draw:text-style-name="P2" draw:layer="layout" svg:width="21.378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You are the Lord</text:span></text:p>
                <text:p text:style-name="P3"><text:span text:style-name="T2">The famous one</text:span></text:p>
                <text:p text:style-name="P3"><text:span text:style-name="T2">The famous one</text:span></text:p>
                <text:p text:style-name="P3"><text:span text:style-name="T2">Great is your fame</text:span></text:p>
                <text:p text:style-name="P3"><text:span text:style-name="T2">Beyond Eart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5" draw:style-name="dp1" draw:master-page-name="Titular1" presentation:presentation-page-layout-name="AL1T0">
        <draw:frame presentation:style-name="pr6" draw:text-style-name="P2" draw:layer="layout" svg:width="21.167cm" svg:height="12.276cm" svg:x="1.904cm" svg:y="2.117cm" presentation:class="subtitle" presentation:user-transformed="true">
          <draw:text-box>
            <text:list text:style-name="L2">
              <text:list-header>
                <text:p text:style-name="P3"><text:span text:style-name="T3">And for all you’ve done</text:span></text:p>
                <text:p text:style-name="P3"><text:span text:style-name="T3">And yet to do</text:span></text:p>
                <text:p text:style-name="P3"><text:span text:style-name="T3">With every breath</text:span></text:p>
                <text:p text:style-name="P3"><text:span text:style-name="T3">I’m praisin’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6" draw:style-name="dp1" draw:master-page-name="Titular1" presentation:presentation-page-layout-name="AL1T0">
        <draw:frame presentation:style-name="pr7" draw:text-style-name="P2" draw:layer="layout" svg:width="21.802cm" svg:height="11.853cm" svg:x="1.905cm" svg:y="2.539cm" presentation:class="subtitle" presentation:user-transformed="true">
          <draw:text-box>
            <text:list text:style-name="L2">
              <text:list-header>
                <text:p text:style-name="P3"><text:span text:style-name="T2">Desire of nations</text:span></text:p>
                <text:p text:style-name="P3"><text:span text:style-name="T2">And every heart</text:span></text:p>
                <text:p text:style-name="P3"><text:span text:style-name="T2">You alone are God</text:span></text:p>
                <text:p text:style-name="P3"><text:span text:style-name="T2">You alone are Go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7" draw:style-name="dp1" draw:master-page-name="Titular1" presentation:presentation-page-layout-name="AL1T0">
        <draw:frame presentation:style-name="pr5" draw:text-style-name="P2" draw:layer="layout" svg:width="23.495cm" svg:height="13.546cm" svg:x="1.057cm" svg:y="2.117cm" presentation:class="subtitle" presentation:user-transformed="true">
          <draw:text-box>
            <text:list text:style-name="L2">
              <text:list-header>
                <text:p text:style-name="P3"><text:span text:style-name="T2">You are the Lord</text:span></text:p>
                <text:p text:style-name="P3"><text:span text:style-name="T2">The famous one</text:span></text:p>
                <text:p text:style-name="P3"><text:span text:style-name="T2">The famous one</text:span></text:p>
                <text:p text:style-name="P3"><text:span text:style-name="T2">Great is your name</text:span></text:p>
                <text:p text:style-name="P3"><text:span text:style-name="T2">In all the Eart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8" draw:style-name="dp1" draw:master-page-name="Titular1" presentation:presentation-page-layout-name="AL1T0">
        <draw:frame presentation:style-name="pr4" draw:text-style-name="P2" draw:layer="layout" svg:width="21.378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You are the Lord</text:span></text:p>
                <text:p text:style-name="P3"><text:span text:style-name="T2">The famous one</text:span></text:p>
                <text:p text:style-name="P3"><text:span text:style-name="T2">The famous one</text:span></text:p>
                <text:p text:style-name="P3"><text:span text:style-name="T2">Great is your fame</text:span></text:p>
                <text:p text:style-name="P3"><text:span text:style-name="T2">Beyond Eart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9" draw:style-name="dp1" draw:master-page-name="Titular1" presentation:presentation-page-layout-name="AL1T0">
        <draw:frame presentation:style-name="pr6" draw:text-style-name="P2" draw:layer="layout" svg:width="21.167cm" svg:height="12.276cm" svg:x="1.904cm" svg:y="2.117cm" presentation:class="subtitle" presentation:user-transformed="true">
          <draw:text-box>
            <text:list text:style-name="L2">
              <text:list-header>
                <text:p text:style-name="P3"><text:span text:style-name="T3">The morning star</text:span></text:p>
                <text:p text:style-name="P3"><text:span text:style-name="T3">Is shining through</text:span></text:p>
                <text:p text:style-name="P3"><text:span text:style-name="T3">And every eye</text:span></text:p>
                <text:p text:style-name="P3"><text:span text:style-name="T3">Is watchin’ Yo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0" draw:style-name="dp1" draw:master-page-name="Titular1" presentation:presentation-page-layout-name="AL1T0">
        <draw:frame presentation:style-name="pr7" draw:text-style-name="P2" draw:layer="layout" svg:width="21.802cm" svg:height="11.853cm" svg:x="1.905cm" svg:y="2.539cm" presentation:class="subtitle" presentation:user-transformed="true">
          <draw:text-box>
            <text:list text:style-name="L2">
              <text:list-header>
                <text:p text:style-name="P3"><text:span text:style-name="T2">Reveal thy nature</text:span></text:p>
                <text:p text:style-name="P3"><text:span text:style-name="T2">And miracles</text:span></text:p>
                <text:p text:style-name="P3"><text:span text:style-name="T2">You are beautiful</text:span></text:p>
                <text:p text:style-name="P3"><text:span text:style-name="T2">You are beautiful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1" draw:style-name="dp1" draw:master-page-name="Titular1" presentation:presentation-page-layout-name="AL1T0">
        <draw:frame presentation:style-name="pr5" draw:text-style-name="P2" draw:layer="layout" svg:width="23.495cm" svg:height="13.546cm" svg:x="1.057cm" svg:y="2.117cm" presentation:class="subtitle" presentation:user-transformed="true">
          <draw:text-box>
            <text:list text:style-name="L2">
              <text:list-header>
                <text:p text:style-name="P3"><text:span text:style-name="T2">You are the Lord</text:span></text:p>
                <text:p text:style-name="P3"><text:span text:style-name="T2">The famous one</text:span></text:p>
                <text:p text:style-name="P3"><text:span text:style-name="T2">The famous one</text:span></text:p>
                <text:p text:style-name="P3"><text:span text:style-name="T2">Great is your name</text:span></text:p>
                <text:p text:style-name="P3"><text:span text:style-name="T2">In all the Eart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de 12" draw:style-name="dp1" draw:master-page-name="Titular1" presentation:presentation-page-layout-name="AL1T0">
        <draw:frame presentation:style-name="pr4" draw:text-style-name="P2" draw:layer="layout" svg:width="21.378cm" svg:height="10.795cm" svg:x="1.905cm" svg:y="3.597cm" presentation:class="subtitle" presentation:user-transformed="true">
          <draw:text-box>
            <text:list text:style-name="L2">
              <text:list-header>
                <text:p text:style-name="P3"><text:span text:style-name="T2">You are the Lord</text:span></text:p>
                <text:p text:style-name="P3"><text:span text:style-name="T2">The famous one</text:span></text:p>
                <text:p text:style-name="P3"><text:span text:style-name="T2">The famous one</text:span></text:p>
                <text:p text:style-name="P3"><text:span text:style-name="T2">Great is your fame</text:span></text:p>
                <text:p text:style-name="P3"><text:span text:style-name="T2">Beyond Earth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00" draw:end-color="#003a24" draw:start-intensity="100%" draw:end-intensity="100%" draw:angle="2700" draw:border="0%"/>
    <draw:gradient draw:name="Gradient_20_2" draw:display-name="Gradient 2" draw:style="linear" draw:start-color="#00482e" draw:end-color="#002115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bbffda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bbffda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bbffda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bbffda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bbffda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003a24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482e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•">
            <style:list-level-properties text:space-before="5.08cm" text:min-label-width="0.635cm"/>
            <style:text-properties style:font-name="Times New Roman" fo:color="#00482e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482e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Predeterminado-title">
          <text:list-level-style-number text:level="1" style:num-format="">
            <style:list-level-properties/>
            <style:text-properties fo:color="#ffc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003a24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00482e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">
            <style:list-level-properties/>
            <style:text-properties fo:font-family="Wingdings" style:font-pitch="variable" style:font-charset="x-symbol" fo:color="#00482e" fo:font-size="80%"/>
          </text:list-level-style-bullet>
          <text:list-level-style-number text:level="2" style:num-format="">
            <style:list-level-properties/>
            <style:text-properties fo:color="#bbffda" fo:font-size="90%"/>
          </text:list-level-style-number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bbffda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0099cc" draw:textarea-horizontal-align="justify" draw:textarea-vertical-align="middle" draw:auto-grow-height="false" draw:auto-grow-width="false" fo:min-height="4.613cm" fo:min-width="0cm" fo:padding-top="0.128cm" fo:padding-bottom="0.128cm" fo:padding-left="0.256cm" fo:padding-right="0.256cm" fo:wrap-option="wrap" draw:shadow-color="#000000">
        <text:list-style style:name="Titular1-subtitle">
          <text:list-level-style-number text:level="1" style:num-format="">
            <style:list-level-properties/>
            <style:text-properties fo:color="#00482e" fo:font-size="80%"/>
          </text:list-level-style-number>
          <text:list-level-style-bullet text:level="2" text:bullet-char="–">
            <style:list-level-properties text:space-before="1.27cm"/>
            <style:text-properties style:font-name="Times New Roman" fo:color="#bbffda" fo:font-size="9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99cc" fo:font-size="60%"/>
          </text:list-level-style-bullet>
          <text:list-level-style-bullet text:level="4" text:bullet-char="–">
            <style:list-level-properties text:space-before="3.81cm"/>
            <style:text-properties style:font-name="Times New Roman" fo:color="#bbffda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99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99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bbffda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0099cc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000000">
        <text:list-style style:name="Titular1-title">
          <text:list-level-style-number text:level="1" style:num-format="">
            <style:list-level-properties/>
            <style:text-properties fo:color="#ffcc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cc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1pt 1pt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3a24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482e" draw:fill-gradient-name="Gradient_20_2" draw:textarea-horizontal-align="left" draw:textarea-vertical-align="top" draw:auto-grow-height="false" fo:min-height="14.354cm" fo:min-width="9.902cm" fo:padding-top="0.13cm" fo:padding-bottom="0.13cm" fo:padding-left="0.25cm" fo:padding-right="0.25cm" fo:wrap-option="wrap" draw:shadow-color="#000000"/>
    </style:style>
    <style:style style:name="Mgr4" style:family="graphic" style:parent-style-name="standard">
      <style:graphic-properties draw:stroke="solid" svg:stroke-width="0.035cm" svg:stroke-color="#00482e" draw:stroke-linejoin="miter" svg:stroke-linecap="round" draw:fill="none" draw:fill-color="#0099cc" draw:textarea-horizontal-align="left" draw:textarea-vertical-align="middle" draw:auto-grow-height="false" fo:min-height="37.769cm" fo:min-width="46.224cm" fo:padding-top="0.13cm" fo:padding-bottom="0.13cm" fo:padding-left="0.25cm" fo:padding-right="0.25cm" fo:wrap-option="no-wrap" draw:shadow-color="#000000"/>
    </style:style>
    <style:style style:name="Mgr5" style:family="graphic" style:parent-style-name="standard">
      <style:graphic-properties draw:stroke="none" draw:fill="none" draw:fill-color="#0099cc" draw:textarea-horizontal-align="justify" draw:textarea-vertical-align="middle" draw:auto-grow-height="false" draw:auto-grow-width="false" fo:min-height="1.271cm" fo:min-width="0cm" fo:padding-top="0.128cm" fo:padding-bottom="0.128cm" fo:padding-left="0.256cm" fo:padding-right="0.256cm" fo:wrap-option="wrap" draw:shadow-color="#000000"/>
      <style:paragraph-properties style:writing-mode="lr-tb"/>
    </style:style>
    <style:style style:name="Mgr6" style:family="graphic" style:parent-style-name="standard">
      <style:graphic-properties draw:stroke="none" draw:fill="gradient" draw:fill-color="#00482e" draw:fill-gradient-name="Gradient_20_2" draw:textarea-horizontal-align="left" draw:textarea-vertical-align="top" draw:auto-grow-height="false" fo:min-height="11.263cm" fo:min-width="15.812cm" fo:padding-top="0.13cm" fo:padding-bottom="0.13cm" fo:padding-left="0.25cm" fo:padding-right="0.25cm" fo:wrap-option="wrap" draw:shadow-color="#000000"/>
    </style:style>
    <style:style style:name="Mgr7" style:family="graphic" style:parent-style-name="standard">
      <style:graphic-properties draw:stroke="solid" svg:stroke-width="0.035cm" svg:stroke-color="#00482e" draw:stroke-linejoin="miter" svg:stroke-linecap="round" draw:fill="none" draw:fill-color="#0099cc" draw:textarea-horizontal-align="left" draw:textarea-vertical-align="middle" draw:auto-grow-height="false" fo:min-height="29.725cm" fo:min-width="36.867cm" fo:padding-top="0.13cm" fo:padding-bottom="0.13cm" fo:padding-left="0.25cm" fo:padding-right="0.25cm" fo:wrap-option="no-wrap" draw:shadow-color="#00000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482e" draw:fill-gradient-name="Gradient_20_2"/>
      <style:paragraph-properties style:writing-mode="lr-tb" style:font-independent-line-spacing="true"/>
    </style:style>
    <style:style style:name="MP6" style:family="paragraph">
      <loext:graphic-properties draw:fill="none" draw:fill-color="#0099cc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="none" draw:fill-color="#0099cc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none" draw:fill-color="#0099cc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0099cc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color="#bbffda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bbffda" fo:font-size="100%"/>
      </text:list-level-style-number>
      <text:list-level-style-bullet text:level="2" text:bullet-char="•">
        <style:list-level-properties text:space-before="1.27cm"/>
        <style:text-properties style:font-name="Times New Roman" fo:color="#bbffda" fo:font-size="100%"/>
      </text:list-level-style-bullet>
      <text:list-level-style-bullet text:level="3" text:bullet-char="•">
        <style:list-level-properties text:space-before="2.54cm"/>
        <style:text-properties style:font-name="Times New Roman" fo:color="#bbffda" fo:font-size="100%"/>
      </text:list-level-style-bullet>
      <text:list-level-style-bullet text:level="4" text:bullet-char="•">
        <style:list-level-properties text:space-before="3.81cm"/>
        <style:text-properties style:font-name="Times New Roman" fo:color="#bbffda" fo:font-size="100%"/>
      </text:list-level-style-bullet>
      <text:list-level-style-bullet text:level="5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6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7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8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9" text:bullet-char="•">
        <style:list-level-properties text:space-before="5.08cm"/>
        <style:text-properties style:font-name="Times New Roman" fo:color="#bbffda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bbffda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g>
        <draw:custom-shape draw:style-name="Mgr3" draw:text-style-name="MP5" draw:layer="backgroundobjects" svg:width="10.402cm" svg:height="14.614cm" svg:x="14.967cm" svg:y="4.405cm">
          <text:p/>
          <draw:enhanced-geometry svg:viewBox="0 0 2359 3314" draw:type="non-primitive" draw:enhanced-path="M 1905 3312  L 2358 3313  L 2358 1437  L 0 0  L 201 150  L 366 279  L 552 441  L 732 612  L 996 903  L 1230 1212  L 1400 1482  L 1548 1761  L 1665 2040  L 1751 2295  L 1809 2511  L 1863 2778  L 1890 3012  L 1905 3312  N"/>
        </draw:custom-shape>
        <draw:custom-shape draw:style-name="Mgr4" draw:text-style-name="MP6" draw:layer="backgroundobjects" svg:width="46.724cm" svg:height="38.029cm" svg:x="-23.362cm" svg:y="0.004cm">
          <text:p/>
          <draw:enhanced-geometry svg:viewBox="0 0 21600 21600" draw:type="mso-spt100" draw:modifiers="270 0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ular1" style:page-layout-name="PM1" draw:style-name="Mdp1">
      <draw:g>
        <draw:custom-shape draw:style-name="Mgr6" draw:text-style-name="MP5" draw:layer="backgroundobjects" svg:width="16.312cm" svg:height="11.523cm" svg:x="9.088cm" svg:y="7.527cm">
          <text:p/>
          <draw:enhanced-geometry svg:viewBox="0 0 3699 2613" draw:type="non-primitive" draw:enhanced-path="M 1523 2611  L 3698 2612  L 3698 2228  L 0 0  L 160 118  L 292 219  L 441 347  L 585 482  L 796 711  L 983 955  L 1119 1168  L 1238 1388  L 1331 1608  L 1400 1809  L 1447 1979  L 1490 2190  L 1511 2374  L 1523 2611  N"/>
        </draw:custom-shape>
        <draw:custom-shape draw:style-name="Mgr7" draw:text-style-name="MP6" draw:layer="backgroundobjects" svg:width="37.367cm" svg:height="29.985cm" svg:x="-21.559cm" svg:y="4.057cm">
          <text:p/>
          <draw:enhanced-geometry svg:viewBox="0 0 21600 21600" draw:type="mso-spt100" draw:modifiers="280.610397338867 0 0 21231" draw:enhanced-path="V 0 0 21600 21600 ?f3 ?f1 ?f7 ?f5 S L 10800 10800 Z N V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Titular1-title" draw:layer="backgroundobjects" svg:width="21.59cm" svg:height="3.175cm" svg:x="3.594cm" svg:y="2.116cm" presentation:class="title" presentation:placeholder="true">
        <draw:text-box/>
      </draw:frame>
      <draw:frame presentation:style-name="Titular1-subtitle" draw:layer="backgroundobjects" svg:width="17.78cm" svg:height="4.868cm" svg:x="1.905cm" svg:y="9.525cm" presentation:class="subtitle" presentation:placeholder="true">
        <draw:text-box/>
      </draw:frame>
      <draw:frame draw:style-name="Mgr5" draw:text-style-name="MP8" draw:layer="backgroundobjects" svg:width="5.292cm" svg:height="1.27cm" svg:x="1.905cm" svg:y="17.357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" draw:text-style-name="MP10" draw:layer="backgroundobjects" svg:width="8.044cm" svg:height="1.27cm" svg:x="8.678cm" svg:y="17.357cm" presentation:class="footer">
        <draw:text-box>
          <text:list text:style-name="ML2">
            <text:list-header>
              <text:p text:style-name="MP9"><text:span text:style-name="MT1"><presentation:footer/></text:span></text:p>
            </text:list-header>
          </text:list>
        </draw:text-box>
      </draw:frame>
      <draw:frame draw:style-name="Mgr5" draw:text-style-name="MP12" draw:layer="backgroundobjects" svg:width="5.292cm" svg:height="1.27cm" svg:x="18.203cm" svg:y="17.357cm" presentation:class="page-number">
        <draw:text-box>
          <text:list text:style-name="ML2">
            <text:list-header>
              <text:p text:style-name="MP11"><text:span text:style-name="MT1"><text:page-number>&lt;número&gt;</text:page-number></text:span></text:p>
            </text:list-header>
          </text:list>
        </draw:text-box>
      </draw:frame>
      <draw:frame presentation:style-name="Titular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Titular1-title" draw:layer="backgroundobjects" svg:width="0cm" svg:height="0cm" svg:x="0cm" svg:y="1.93cm" presentation:class="page"/>
        <draw:frame presentation:style-name="Titular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Isaiah 43</dc:title>
    <meta:initial-creator>Scott Wardlaw</meta:initial-creator>
    <meta:creation-date>2001-11-29T20:03:16.031000000</meta:creation-date>
    <dc:creator>admin</dc:creator>
    <dc:date>2009-09-08T11:10:38.890000000</dc:date>
    <meta:editing-cycles>21</meta:editing-cycles>
    <meta:editing-duration>PT5H32M39S</meta:editing-duration>
    <meta:document-statistic meta:object-count="68"/>
    <meta:generator>LibreOffice/6.4.1.2$Linux_x86 LibreOffice_project/40$Build-2</meta:generator>
  </office:meta>
</office:document-meta>
</file>